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Attack Txs (hash/blo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ank.s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a7f2bc77b83d5fc176e2073170328f51b9b5d5e220355eddfe7ffb3d0184803e (6309)</text:p>
          </table:table-cell>
        </table:table-row>
        <table:table-row table:style-name="ro1">
          <table:table-cell/>
          <table:table-cell office:value-type="string" calcext:value-type="string">
            <text:p>0x4761d1490a6c69f0d2b2eec3b8947a58cc012936dbfcb8a19341d30b8c372546 (6319)</text:p>
          </table:table-cell>
        </table:table-row>
        <table:table-row table:style-name="ro1">
          <table:table-cell/>
          <table:table-cell office:value-type="string" calcext:value-type="string">
            <text:p>0x83058580acd9b080d38de1de5eb5c667a9ca864e55dfd05554bbab6a3c113e00 (6319)</text:p>
          </table:table-cell>
        </table:table-row>
        <table:table-row table:style-name="ro1">
          <table:table-cell/>
          <table:table-cell office:value-type="string" calcext:value-type="string">
            <text:p>0x146c5441b48687ebe94d9a48122e43073951b7a45291712f8c21d07434b5374b (6330)</text:p>
          </table:table-cell>
        </table:table-row>
        <table:table-row table:style-name="ro1">
          <table:table-cell/>
          <table:table-cell office:value-type="string" calcext:value-type="string">
            <text:p>0xdd37deba057bcab176ffc7910776679310dafecacba3719e6869d7d52ef147a0 (6330)</text:p>
          </table:table-cell>
        </table:table-row>
        <table:table-row table:style-name="ro1">
          <table:table-cell/>
          <table:table-cell office:value-type="string" calcext:value-type="string">
            <text:p>0xea405c4d2b9ea046bbe7482ca9e3dcd3088240e23cb2c80b41cc31bf2263f287 (633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DelayedUnderflow.sol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0x769d6d8b3bf941cb12d8704c4f57bedaded2998fc33963d78a3fc66fcd7bd963 (2685)</text:p>
          </table:table-cell>
        </table:table-row>
        <table:table-row table:style-name="ro1">
          <table:table-cell table:style-name="ce2"/>
          <table:table-cell office:value-type="string" calcext:value-type="string">
            <text:p>0xd15795e1669f370615d8321b3f855fb7a63114d6bf9335dff6e09a40af96cfbb (2687)</text:p>
          </table:table-cell>
        </table:table-row>
        <table:table-row table:style-name="ro1">
          <table:table-cell table:style-name="ce2"/>
          <table:table-cell office:value-type="string" calcext:value-type="string">
            <text:p>0x37bfcdce4733d010f4ca43025017c446390d832af3fa239a2efb055dc37e689b (2689)</text:p>
          </table:table-cell>
        </table:table-row>
        <table:table-row table:style-name="ro1">
          <table:table-cell table:style-name="ce2"/>
          <table:table-cell office:value-type="string" calcext:value-type="string">
            <text:p>0xdf5ec05531b3dcfde4af6ff450fd95c62da1e246ed98ac277ecec3389a1fbd56 (2691)</text:p>
          </table:table-cell>
        </table:table-row>
        <table:table-row table:style-name="ro1">
          <table:table-cell/>
          <table:table-cell office:value-type="string" calcext:value-type="string">
            <text:p>0xe7f80e34e781086cde13171e3ad74abefb039610fc5b5b5e74c470ef5a9357bb (2693)</text:p>
          </table:table-cell>
        </table:table-row>
        <table:table-row table:style-name="ro1">
          <table:table-cell/>
          <table:table-cell office:value-type="string" calcext:value-type="string">
            <text:p>0xdcc072b421f75e6b274299ac0cc7ef8eff267af3ac156fa56d6012090816d2ef (2695)</text:p>
          </table:table-cell>
        </table:table-row>
        <table:table-row table:style-name="ro1">
          <table:table-cell/>
          <table:table-cell office:value-type="string" calcext:value-type="string">
            <text:p>0x2034dbcf47302c63957f73d2cf75b7d493c8de5a47767f3e5512ff1fccce810a (2697)</text:p>
          </table:table-cell>
        </table:table-row>
        <table:table-row table:style-name="ro1">
          <table:table-cell/>
          <table:table-cell office:value-type="string" calcext:value-type="string">
            <text:p>0xb1ec57c92ead5fe70dbda393ce0349a7cf576f9f806daa829429efd580fd9b76 (2699)</text:p>
          </table:table-cell>
        </table:table-row>
        <table:table-row table:style-name="ro1">
          <table:table-cell/>
          <table:table-cell office:value-type="string" calcext:value-type="string">
            <text:p>0xc4670b2182e3306075775f9d729ed0867d42911760d25705b5550f998cd2e747 (2701)</text:p>
          </table:table-cell>
        </table:table-row>
        <table:table-row table:style-name="ro1">
          <table:table-cell/>
          <table:table-cell office:value-type="string" calcext:value-type="string">
            <text:p>0xfa8c3e0e455b64e0f850021aa69543025e861f5f2f17a79dee0e1cbe38835573 (2703)</text:p>
          </table:table-cell>
        </table:table-row>
        <table:table-row table:style-name="ro1">
          <table:table-cell/>
          <table:table-cell office:value-type="string" calcext:value-type="string">
            <text:p>0xad56ce5f9c082a3402ea6b9edb1b28516b057d9b2b6ad7e01eb36de58b97be98 (2716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roductVote.s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1ed8fe4fd8a31f584d32045e78ac16199061cb2d7e488cc642b59ffb30aa4824 (4550)</text:p>
          </table:table-cell>
        </table:table-row>
        <table:table-row table:style-name="ro1">
          <table:table-cell/>
          <table:table-cell office:value-type="string" calcext:value-type="string">
            <text:p>0x00dbf7bd3be2ac0935268d695a6d7828f09e7e76d490609d460ab472ce59bd62 (4570)</text:p>
          </table:table-cell>
        </table:table-row>
        <table:table-row table:style-name="ro1">
          <table:table-cell/>
          <table:table-cell office:value-type="string" calcext:value-type="string">
            <text:p>0xe3e066e8e7ebd0b0e573d667575cb3e40e1135e487509fddbb30e5dff50ed83d (4570)</text:p>
          </table:table-cell>
        </table:table-row>
        <table:table-row table:style-name="ro1">
          <table:table-cell/>
          <table:table-cell office:value-type="string" calcext:value-type="string">
            <text:p>0x654cd8fd90981db480a868a2c05af23bba9ac6f06336137949a5cc0ad6f0e9a4 (4570)</text:p>
          </table:table-cell>
        </table:table-row>
        <table:table-row table:style-name="ro1">
          <table:table-cell/>
          <table:table-cell office:value-type="string" calcext:value-type="string">
            <text:p>0x69ec1bfbbab5becc7b9cd240988f03b2d824a65816e08da1782d28059c32d195 (4616)</text:p>
          </table:table-cell>
        </table:table-row>
        <table:table-row table:style-name="ro1">
          <table:table-cell/>
          <table:table-cell office:value-type="string" calcext:value-type="string">
            <text:p>0xbaa3ff435ee654511646ca05adf77e0d55d7146b2ad392a5384a353095213022 (4621)</text:p>
          </table:table-cell>
        </table:table-row>
        <table:table-row table:style-name="ro1">
          <table:table-cell/>
          <table:table-cell office:value-type="string" calcext:value-type="string">
            <text:p>0x04fa204af5edc1c64392f8bc1729536defb111ede9b30e6d8c85f2bc65d24dd9 (4626)</text:p>
          </table:table-cell>
        </table:table-row>
        <table:table-row table:style-name="ro1">
          <table:table-cell/>
          <table:table-cell office:value-type="string" calcext:value-type="string">
            <text:p>0x5f21710237a6e3c46b345cbc660a9332b2d08fdbf368c58459b38d94aa683b3b (4626)</text:p>
          </table:table-cell>
        </table:table-row>
        <table:table-row table:style-name="ro1">
          <table:table-cell/>
          <table:table-cell office:value-type="string" calcext:value-type="string">
            <text:p>0x3ef058785e88db7e027d2cb2c31e25ad91ae29aaa1bfa0f326c7d4c25cf5fed3 (4629)</text:p>
          </table:table-cell>
        </table:table-row>
        <table:table-row table:style-name="ro1">
          <table:table-cell/>
          <table:table-cell office:value-type="string" calcext:value-type="string">
            <text:p>0x040e3fe3faadade450135daa26a168dd369255b661035fa8b518d3314d0acd92 (4641)</text:p>
          </table:table-cell>
        </table:table-row>
        <table:table-row table:style-name="ro1">
          <table:table-cell/>
          <table:table-cell office:value-type="string" calcext:value-type="string">
            <text:p>0x83038848dac897fc14a38c465c0428a25145a97f41e23db680dbd6d4a1274727 (4646)</text:p>
          </table:table-cell>
        </table:table-row>
        <table:table-row table:style-name="ro1">
          <table:table-cell/>
          <table:table-cell office:value-type="string" calcext:value-type="string">
            <text:p>0xced5197fb6a97e9e39f80f78c22861dd196658ad33c06c1ebcdf0d22229f294b (4646)</text:p>
          </table:table-cell>
        </table:table-row>
        <table:table-row table:style-name="ro1">
          <table:table-cell/>
          <table:table-cell office:value-type="string" calcext:value-type="string">
            <text:p>0xfca786794a11bc2453de697f132a64e46a5691bac7e0f2527cb7f55a86728211 (4647)</text:p>
          </table:table-cell>
        </table:table-row>
        <table:table-row table:style-name="ro1">
          <table:table-cell/>
          <table:table-cell office:value-type="string" calcext:value-type="string">
            <text:p>0xda7d8f7eef5d0b69cb90066a5e5b464b6c2b1b04093395764ed425ce70aceca2 (4648)</text:p>
          </table:table-cell>
        </table:table-row>
        <table:table-row table:style-name="ro1">
          <table:table-cell/>
          <table:table-cell office:value-type="string" calcext:value-type="string">
            <text:p>0x70f277c1a747a99cfda2192b3bddf90e3093d8d6c485fa474eed5c864d4130ee (4649)</text:p>
          </table:table-cell>
        </table:table-row>
        <table:table-row table:style-name="ro1">
          <table:table-cell/>
          <table:table-cell office:value-type="string" calcext:value-type="string">
            <text:p>0xbfaf1a6cbac8822061bc8e2a87fa4543170bf9a7109298c9e82343d1dc83b522 (4651)</text:p>
          </table:table-cell>
        </table:table-row>
        <table:table-row table:style-name="ro1">
          <table:table-cell/>
          <table:table-cell office:value-type="string" calcext:value-type="string">
            <text:p>0x10334a154acfb80c4d2043a987326deefd99be056ccd23848c41b55d0e81fa99 (4652)</text:p>
          </table:table-cell>
        </table:table-row>
        <table:table-row table:style-name="ro1">
          <table:table-cell/>
          <table:table-cell office:value-type="string" calcext:value-type="string">
            <text:p>0x1146ab222d8d7328e5132e991fc566066ae7a19d2d7a47de1b20849ff4d4a145 (4653)</text:p>
          </table:table-cell>
        </table:table-row>
        <table:table-row table:style-name="ro1">
          <table:table-cell/>
          <table:table-cell office:value-type="string" calcext:value-type="string">
            <text:p>0x809673c9c2529cedde959e445a56c107691a3f48b9b4b146f230d515416588d5 (4654)</text:p>
          </table:table-cell>
        </table:table-row>
        <table:table-row table:style-name="ro1">
          <table:table-cell/>
          <table:table-cell office:value-type="string" calcext:value-type="string">
            <text:p>0x617139ca4f5549ea8faf9bf979a5dd4aac518f8333f93e174465b1b061f92382 (4654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SimulationBECToken.s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9868c2e9a50942ea60802de6c98e1f6585ff426ffc98c19152a87808b871154b (6399)</text:p>
          </table:table-cell>
        </table:table-row>
        <table:table-row table:style-name="ro1">
          <table:table-cell/>
          <table:table-cell office:value-type="string" calcext:value-type="string">
            <text:p>0x5bcd0cd348a3ab78349169c27dd68ff88c1f8f576a8b98481aa69264f3acf74b (6415)</text:p>
          </table:table-cell>
        </table:table-row>
        <table:table-row table:style-name="ro1">
          <table:table-cell/>
          <table:table-cell office:value-type="string" calcext:value-type="string">
            <text:p>0xb2980692e96262c8b18b27c8b406d1821372bb264c32a8f4eef8e2e4dde0713e (6425)</text:p>
          </table:table-cell>
        </table:table-row>
        <table:table-row table:style-name="ro1">
          <table:table-cell/>
          <table:table-cell office:value-type="string" calcext:value-type="string">
            <text:p>0x88434dcc58e74585524f53004548f1d275a0e703cb6a5326b050e8a0885b14ed (6425)</text:p>
          </table:table-cell>
        </table:table-row>
        <table:table-row table:style-name="ro1">
          <table:table-cell/>
          <table:table-cell office:value-type="string" calcext:value-type="string">
            <text:p>0xf22e07f615edfaf10e4d7e99a30e2d200698ae7dfac252d8bdb339fd40a11429 (6485)</text:p>
          </table:table-cell>
        </table:table-row>
        <table:table-row table:style-name="ro1">
          <table:table-cell/>
          <table:table-cell office:value-type="string" calcext:value-type="string">
            <text:p>0x101b6067e8559fb5ec4f92c81a7020a6076714bacfb593354422740bd7904635 (6533)</text:p>
          </table:table-cell>
        </table:table-row>
        <table:table-row table:style-name="ro1">
          <table:table-cell/>
          <table:table-cell office:value-type="string" calcext:value-type="string">
            <text:p>0x62130ee5d5528034768ca5e36e5e8901d5f0d4aaf15049ffddf4013f13a3f9d0 (6535)</text:p>
          </table:table-cell>
        </table:table-row>
        <table:table-row table:style-name="ro1">
          <table:table-cell/>
          <table:table-cell office:value-type="string" calcext:value-type="string">
            <text:p>0xf29745d01132f7ba73079b3a6b0e7b3d289fbd398b994e91c10c511be1861577 (6535)</text:p>
          </table:table-cell>
        </table:table-row>
        <table:table-row table:style-name="ro1">
          <table:table-cell/>
          <table:table-cell office:value-type="string" calcext:value-type="string">
            <text:p>0x3519796f5174b7175f1f087650a917d66848b95c829f34bd64f44175621e4774 (6552)</text:p>
          </table:table-cell>
        </table:table-row>
        <table:table-row table:style-name="ro1">
          <table:table-cell/>
          <table:table-cell office:value-type="string" calcext:value-type="string">
            <text:p>0x9c8fb724a5468e1ed3182b407ee6e93fc6778ec2dd97e042c9fb9ea26969dc0b (6552)</text:p>
          </table:table-cell>
        </table:table-row>
        <table:table-row table:style-name="ro1">
          <table:table-cell/>
          <table:table-cell office:value-type="string" calcext:value-type="string">
            <text:p>0x1d5f608980639c5790ca4e689ae26c7690af115d5d3c7f4666cfbcf9d43d83c3 (6552)</text:p>
          </table:table-cell>
        </table:table-row>
        <table:table-row table:style-name="ro1">
          <table:table-cell/>
          <table:table-cell office:value-type="string" calcext:value-type="string">
            <text:p>0xf9a508375896f8eb349fe5101de4d336a407114dcaad7827e53e40ed82187204 (6567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SimulationKotET.s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863f0465ff2a82c0178e4ef6e083cf264f64fa93bdfd54afdc13d13c271dff55 (5129)</text:p>
          </table:table-cell>
        </table:table-row>
        <table:table-row table:style-name="ro1">
          <table:table-cell/>
          <table:table-cell office:value-type="string" calcext:value-type="string">
            <text:p>0x11499ec242b4685f7f243a68d0ed0cdad9d6417b80d4636c90fa7d316b3a4374 (5134)</text:p>
          </table:table-cell>
        </table:table-row>
        <table:table-row table:style-name="ro1">
          <table:table-cell/>
          <table:table-cell office:value-type="string" calcext:value-type="string">
            <text:p>0x1540d51498e88d57f8e2c1142eaaf7a52c487e792025c97a2c1472f3fe06da33 (5138)</text:p>
          </table:table-cell>
        </table:table-row>
        <table:table-row table:style-name="ro1">
          <table:table-cell/>
          <table:table-cell office:value-type="string" calcext:value-type="string">
            <text:p>0x2c47147470c4dac7e0c2d684758c94b075860abec581d1acde43d1da3da7f43d (514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TargetUnderflow.s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90f4b39a3e9d14d8202f0c8694195b4f34e44fc109b2055a39b7fb24ccc0a598 (1322)</text:p>
          </table:table-cell>
        </table:table-row>
        <table:table-row table:style-name="ro1">
          <table:table-cell/>
          <table:table-cell office:value-type="string" calcext:value-type="string">
            <text:p>0x2d7c0cf941c098784648b2351463feb6c6f90122f55fc5f560a5864db2fb3294 (1323)</text:p>
          </table:table-cell>
        </table:table-row>
        <table:table-row table:style-name="ro1">
          <table:table-cell/>
          <table:table-cell office:value-type="string" calcext:value-type="string">
            <text:p>0x51452bd84cef68ef4fb5e0177eec87c51e6f34d044e53f91d2e881563af7e71e (1324)</text:p>
          </table:table-cell>
        </table:table-row>
        <table:table-row table:style-name="ro1">
          <table:table-cell/>
          <table:table-cell office:value-type="string" calcext:value-type="string">
            <text:p>0xd61d53ba1e9cc480b2f1430e365dc7e71f6aa548f4f9dbf811e9f32ca0fd55b4 (1325)</text:p>
          </table:table-cell>
        </table:table-row>
        <table:table-row table:style-name="ro1">
          <table:table-cell/>
          <table:table-cell office:value-type="string" calcext:value-type="string">
            <text:p>0xec4883679c9dfb46563d3c72292af7da2160453a5c7a82c77ae6924733a23b9f (1326)</text:p>
          </table:table-cell>
        </table:table-row>
        <table:table-row table:style-name="ro1">
          <table:table-cell/>
          <table:table-cell office:value-type="string" calcext:value-type="string">
            <text:p>0x5b66ce8dc092a900796d3da717b86110c058e49273c06ef44e374f020de2de90 (1327)</text:p>
          </table:table-cell>
        </table:table-row>
        <table:table-row table:style-name="ro1">
          <table:table-cell/>
          <table:table-cell office:value-type="string" calcext:value-type="string">
            <text:p>0xaddc2d1198f7d6548da4f9c4df6b7e8e812d67c5951673f7bf78b246ac7a5e05 (1328)</text:p>
          </table:table-cell>
        </table:table-row>
        <table:table-row table:style-name="ro1">
          <table:table-cell/>
          <table:table-cell office:value-type="string" calcext:value-type="string">
            <text:p>0xf9044ffe3963db689ac86c60933cc72e4e33a6d858d76e52b0e80a9eeea5d9ce (1329)</text:p>
          </table:table-cell>
        </table:table-row>
        <table:table-row table:style-name="ro1">
          <table:table-cell/>
          <table:table-cell office:value-type="string" calcext:value-type="string">
            <text:p>0xa67a6cd198bac53dbfcf7fbd2d247605b7714f41c18ae53f3ed86920ff602482 (1330)</text:p>
          </table:table-cell>
        </table:table-row>
        <table:table-row table:style-name="ro1">
          <table:table-cell/>
          <table:table-cell office:value-type="string" calcext:value-type="string">
            <text:p>0x6dca020a71ba5bfc8d68f92c21976960f4a92cbc2b2a71a469ecea95a4d8fb03 (1331)</text:p>
          </table:table-cell>
        </table:table-row>
        <table:table-row table:style-name="ro1">
          <table:table-cell/>
          <table:table-cell office:value-type="string" calcext:value-type="string">
            <text:p>0xd0d7ce07874876fbc865f3391456959d078bc841f81aa32f547b54ad810cbeb6 (1332)</text:p>
          </table:table-cell>
        </table:table-row>
        <table:table-row table:style-name="ro1">
          <table:table-cell/>
          <table:table-cell office:value-type="string" calcext:value-type="string">
            <text:p>0xceb7f5e479c42fa6801f655b76ff7d57da927dbc19d4cb61ead5a7a70ee5e60c (1333)</text:p>
          </table:table-cell>
        </table:table-row>
        <table:table-row table:style-name="ro1">
          <table:table-cell/>
          <table:table-cell office:value-type="string" calcext:value-type="string">
            <text:p>0x26199f947e5225821e1b6857a2fc97e1a3b8fd5439ccaa2735af079c509c517b (1335)</text:p>
          </table:table-cell>
        </table:table-row>
        <table:table-row table:style-name="ro1">
          <table:table-cell/>
          <table:table-cell office:value-type="string" calcext:value-type="string">
            <text:p>0xf9ce034d164918cff09895134d55869172ffa1eaba1561614792817c8e67e369 (1336)</text:p>
          </table:table-cell>
        </table:table-row>
        <table:table-row table:style-name="ro1">
          <table:table-cell/>
          <table:table-cell office:value-type="string" calcext:value-type="string">
            <text:p>0xb6bcc5e0e3ba95c1cc9e5fbf67da9035e760049b9e7a9ac0703889fe33311d90 (1337)</text:p>
          </table:table-cell>
        </table:table-row>
        <table:table-row table:style-name="ro1">
          <table:table-cell/>
          <table:table-cell office:value-type="string" calcext:value-type="string">
            <text:p>0x5ff154442ea4ea9bd64296319bd96dce0a87ca6eadef61caa0b253757147e133 (1338)</text:p>
          </table:table-cell>
        </table:table-row>
        <table:table-row table:style-name="ro1">
          <table:table-cell/>
          <table:table-cell office:value-type="string" calcext:value-type="string">
            <text:p>0x5b999f03190417bad14cedcde158dc243594b7331eafe0ae2a8104cc13f9f320 (1339)</text:p>
          </table:table-cell>
        </table:table-row>
        <table:table-row table:style-name="ro1">
          <table:table-cell/>
          <table:table-cell office:value-type="string" calcext:value-type="string">
            <text:p>0x821fc2d7499576ab20ad110a169c954d70de1da3d5585cb1221326d1a87904d7 (1569)</text:p>
          </table:table-cell>
        </table:table-row>
        <table:table-row table:style-name="ro1">
          <table:table-cell/>
          <table:table-cell office:value-type="string" calcext:value-type="string">
            <text:p>0xb7c4a716ea91e7666da2bb4fcd47a191fe0596dc75a939af7e89d0ec8c00b326 (1573)</text:p>
          </table:table-cell>
        </table:table-row>
        <table:table-row table:style-name="ro1">
          <table:table-cell/>
          <table:table-cell office:value-type="string" calcext:value-type="string">
            <text:p>0x1725cc88431cb7472389d62a56cc7ac279fa0905a1617af5f32c2e2a9e356707 (157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0:25:07.843964220</meta:creation-date>
    <meta:generator>LibreOffice/5.1.6.2$Linux_X86_64 LibreOffice_project/10m0$Build-2</meta:generator>
    <dc:date>2021-02-23T10:43:32.026608731</dc:date>
    <meta:editing-duration>PT18M22S</meta:editing-duration>
    <meta:editing-cycles>6</meta:editing-cycles>
    <meta:document-statistic meta:table-count="1" meta:cell-count="81" meta:object-count="0"/>
  </office:meta>
</office:document-meta>
</file>